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AMOS CCORIMANYA, JESIC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96756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81490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AMOS CCORIMANYA, JESIC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96756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SALCEDO SERVELEON, ZENA BERNARDIN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388575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6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5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7</text:p>
          </table:table-cell>
          <table:table-cell table:style-name="Tableau1.D2" office:value-type="string">
            <text:p text:style-name="P13">140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40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7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20:26:4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